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513f6" officeooo:paragraph-rsid="000513f6"/>
    </style:style>
    <style:style style:name="P2" style:family="paragraph" style:parent-style-name="Standard">
      <style:text-properties style:font-name="DejaVu Sans" officeooo:rsid="0008e5a9" officeooo:paragraph-rsid="0008e5a9"/>
    </style:style>
    <style:style style:name="P3" style:family="paragraph" style:parent-style-name="Standard" style:list-style-name="L1">
      <style:text-properties style:font-name="DejaVu Sans" officeooo:rsid="000513f6" officeooo:paragraph-rsid="000513f6"/>
    </style:style>
    <style:style style:name="P4" style:family="paragraph" style:parent-style-name="Standard" style:list-style-name="L1">
      <style:text-properties style:font-name="DejaVu Sans" officeooo:rsid="00077056" officeooo:paragraph-rsid="00077056"/>
    </style:style>
    <style:style style:name="P5" style:family="paragraph" style:parent-style-name="Standard" style:list-style-name="L1">
      <style:text-properties style:font-name="DejaVu Sans" officeooo:rsid="0008e5a9" officeooo:paragraph-rsid="0008e5a9"/>
    </style:style>
    <style:style style:name="P6" style:family="paragraph" style:parent-style-name="Standard" style:list-style-name="L1">
      <style:text-properties style:font-name="DejaVu Sans" officeooo:rsid="000a4c00" officeooo:paragraph-rsid="000a4c00"/>
    </style:style>
    <style:style style:name="P7" style:family="paragraph" style:parent-style-name="Standard" style:list-style-name="L1">
      <style:text-properties style:font-name="DejaVu Sans" officeooo:rsid="000acf7a" officeooo:paragraph-rsid="000acf7a"/>
    </style:style>
    <style:style style:name="P8" style:family="paragraph" style:parent-style-name="Standard" style:list-style-name="L1">
      <style:text-properties style:font-name="DejaVu Sans" officeooo:rsid="000af39d" officeooo:paragraph-rsid="000af39d"/>
    </style:style>
    <style:style style:name="P9" style:family="paragraph" style:parent-style-name="Standard">
      <style:text-properties style:font-name="DejaVu Sans" officeooo:rsid="000af39d" officeooo:paragraph-rsid="000af39d"/>
    </style:style>
    <style:style style:name="P10" style:family="paragraph" style:parent-style-name="Standard" style:list-style-name="L1">
      <style:text-properties style:font-name="DejaVu Sans" officeooo:rsid="000bd54c" officeooo:paragraph-rsid="000bd54c"/>
    </style:style>
    <style:style style:name="P11" style:family="paragraph" style:parent-style-name="Standard">
      <style:text-properties style:font-name="DejaVu Sans" officeooo:rsid="000bd54c" officeooo:paragraph-rsid="000bd54c"/>
    </style:style>
    <style:style style:name="T1" style:family="text">
      <style:text-properties officeooo:rsid="000af39d"/>
    </style:style>
    <style:style style:name="T2" style:family="text">
      <style:text-properties officeooo:rsid="000c95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 </text:p>
      <text:p text:style-name="P1"/>
      <text:list xml:id="list7644736273141810072" text:style-name="L1">
        <text:list-item>
          <text:p text:style-name="P3"><text:span text:style-name="T1">X </text:span>Est-ce que vous souhaitez accéder aux données en temps réel ?</text:p>
          <text:list>
            <text:list-item>
              <text:p text:style-name="P8">Tout les quatres mois. Donc pas de temps réel. Aucun apport. Regard rétrospectif.</text:p>
              <text:p text:style-name="P8"/>
            </text:list-item>
          </text:list>
        </text:list-item>
        <text:list-item>
          <text:p text:style-name="P3">Est-ce que votre base de données est correctement modélisée ?</text:p>
        </text:list-item>
        <text:list-item>
          <text:p text:style-name="P3">Quel est votre budget ?</text:p>
          <text:list>
            <text:list-item>
              <text:p text:style-name="P10">Ajd, on est autour de 100 000 €. Toutes dépences qui peut être revu à la baisse, <text:span text:style-name="T2">c’est cool ! Prévoir un devis pour la mise en place de l’outil.</text:span></text:p>
            </text:list-item>
          </text:list>
        </text:list-item>
      </text:list>
      <text:p text:style-name="P11"/>
      <text:list xml:id="list111718166087914" text:continue-numbering="true" text:style-name="L1">
        <text:list-item>
          <text:p text:style-name="P3">Êtes-vous prêt à maintenir cette solution dans le temps ?</text:p>
        </text:list-item>
        <text:list-item>
          <text:p text:style-name="P3">Est-ce que les employés sont prêt à passer à un nouvel outil ?</text:p>
          <text:list>
            <text:list-item>
              <text:p text:style-name="P8">Oui, les employés sont prêt à passer à autre chose. </text:p>
            </text:list-item>
          </text:list>
        </text:list-item>
      </text:list>
      <text:p text:style-name="P9"/>
      <text:list xml:id="list111717213007040" text:continue-numbering="true" text:style-name="L1">
        <text:list-item>
          <text:p text:style-name="P3">Est-ce que la MOA est prête à s’impliquer le plus souvent possible ?</text:p>
          <text:list>
            <text:list-item>
              <text:p text:style-name="P8">On pourra s’appuyer sur des référents métiers. La MOA produit déjà certain indicateurs, ce qui facilite les choses. 3 interlocutey</text:p>
            </text:list-item>
          </text:list>
        </text:list-item>
        <text:list-item>
          <text:p text:style-name="P3">Quelles sont les données communes entre les corps de métier ?</text:p>
          <text:list>
            <text:list-item>
              <text:p text:style-name="P8">Ce seront les mêmes indicateurs entre les pôles.</text:p>
            </text:list-item>
          </text:list>
        </text:list-item>
      </text:list>
      <text:p text:style-name="P9"/>
      <text:list xml:id="list111718108015866" text:continue-numbering="true" text:style-name="L1">
        <text:list-item>
          <text:p text:style-name="P4">A quoi correspond N ?</text:p>
        </text:list-item>
        <text:list-item>
          <text:p text:style-name="P4">Quels axes d’analyse souhaitez vous prioriser ?</text:p>
        </text:list-item>
        <text:list-item>
          <text:p text:style-name="P5">Est-ce que les bases de données sont amenées à évoluer dans le futur ?</text:p>
        </text:list-item>
        <text:list-item>
          <text:p text:style-name="P5">Quel est le niveau de précision souhaité ?</text:p>
        </text:list-item>
        <text:list-item>
          <text:p text:style-name="P6">Quel est le délai accordé pour la mise en place de la solution ?</text:p>
        </text:list-item>
        <text:list-item>
          <text:p text:style-name="P6">Souhaitez vous un système de dataviz ?</text:p>
          <text:list>
            <text:list-item>
              <text:p text:style-name="P10">On est ouvert à ce genre de suggestion.</text:p>
            </text:list-item>
          </text:list>
        </text:list-item>
      </text:list>
      <text:p text:style-name="P11"/>
      <text:list xml:id="list111717112253214" text:continue-numbering="true" text:style-name="L1">
        <text:list-item>
          <text:p text:style-name="P6">Êtes-vous prêt à financer des formations pour maitriser l’outil ?</text:p>
          <text:list>
            <text:list-item>
              <text:p text:style-name="P8">Oui, on est prêt à former pour que l’outil soit correctement pris en main. Il faudrait de préférence un outil simple pour éviter cette étape.</text:p>
            </text:list-item>
          </text:list>
        </text:list-item>
      </text:list>
      <text:p text:style-name="P9"/>
      <text:list xml:id="list111718267331134" text:continue-numbering="true" text:style-name="L1">
        <text:list-item>
          <text:p text:style-name="P7"><text:span text:style-name="T1">X </text:span>Que savez-vous de la BI ?</text:p>
        </text:list-item>
        <text:list-item>
          <text:p text:style-name="P7"><text:span text:style-name="T1">X </text:span>Qu’attendez-vous de la BI ?</text:p>
        </text:list-item>
      </text:list>
      <text:p text:style-name="P2"/>
      <text:p text:style-name="P2">N correspond à l’anné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0:09:29.452459170</meta:creation-date>
    <dc:date>2016-11-26T11:17:16.211325559</dc:date>
    <meta:editing-duration>PT23M11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26" meta:word-count="295" meta:character-count="1484" meta:non-whitespace-character-count="1235"/>
  </office:meta>
</office:document-meta>
</file>